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f782f" officeooo:paragraph-rsid="006f782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d4673" officeooo:paragraph-rsid="006f782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9eb27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f68e" officeooo:paragraph-rsid="006ff68e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f68e" officeooo:paragraph-rsid="006ff68e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f68e" officeooo:paragraph-rsid="006ff68e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782f" officeooo:paragraph-rsid="006f782f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f782f" officeooo:paragraph-rsid="006ff68e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10906" officeooo:paragraph-rsid="00710906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6ff68e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6f782f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6ff68e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775f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f68e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6ff68e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710906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6f782f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72ae4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749c1e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7647a2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585969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6215f5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6f782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weight="bold" style:font-weight-asian="bold" style:font-weight-complex="bold"/>
    </style:style>
    <style:style style:name="T17" style:family="text">
      <style:text-properties officeooo:rsid="006ff68e"/>
    </style:style>
    <style:style style:name="T18" style:family="text">
      <style:text-properties officeooo:rsid="00710906"/>
    </style:style>
    <style:style style:name="T19" style:family="text">
      <style:text-properties officeooo:rsid="0072ae4f"/>
    </style:style>
    <style:style style:name="T20" style:family="text">
      <style:text-properties officeooo:rsid="00749c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4</text:span><text:span text:style-name="T14">0</text:span><text:span text:style-name="T15">3</text:span><text:span text:style-name="T9"> - </text:span><text:span text:style-name="T11">A/</text:span><text:span text:style-name="T12">A</text:span><text:span text:style-name="T11"> </text:span><text:span text:style-name="T13">- </text:span><text:span text:style-name="T15">TAF GCI</text:span></text:p>
      <text:p text:style-name="P1"/>
      <text:p text:style-name="P2">TAF GCI</text:p>
      <text:list xml:id="list3767135320" text:style-name="L1">
        <text:list-item>
          <text:p text:style-name="P5">TAF GCI gives a datalink target location and interception steering for enemies who are predicted to be <text:span text:style-name="T1">closest to the selected TAF GCI location 5 minutes from now</text:span>.</text:p>
        </text:list-item>
        <text:list-item>
          <text:p text:style-name="P5">TAF GCI providers are any early warning radar (could be friendly SAM sites, radar sites, etc.).</text:p>
        </text:list-item>
        <text:list-item>
          <text:p text:style-name="P11"><text:span text:style-name="T3">TAF GCI works automatically, but can be disabled per-plane in the ME by unchecking the "Enable TAF" box</text:span><text:span text:style-name="T4"> (that will remove the EVF radio panel from the cockpit)</text:span><text:span text:style-name="T3">. <text:s/>TAF GCI was never used operationally IRL, but </text:span><text:span text:style-name="T4">was tested.</text:span></text:p>
        </text:list-item>
      </text:list>
      <text:list xml:id="list1022653394" text:style-name="L2">
        <text:list-item>
          <text:p text:style-name="P8">Check plane's <text:span text:style-name="T1">built-in kneeboard page</text:span> for <text:span text:style-name="T1">list of TAF GCI channels</text:span>.<text:span text:style-name="T17"> <text:s/>Shows the </text:span><text:span text:style-name="T2">20 closest</text:span><text:span text:style-name="T17"> datalink providers from your </text:span><text:span text:style-name="T2">spawn point</text:span><text:span text:style-name="T17">. <text:s/></text:span></text:p>
        </text:list-item>
        <text:list-item>
          <text:p text:style-name="P8">Tune <text:span text:style-name="T1">EVF panel</text:span> (right console middle) to <text:span text:style-name="T1">TAF GCI channel</text:span>.</text:p>
        </text:list-item>
        <text:list-item>
          <text:p text:style-name="P13"><text:span text:style-name="T5">On </text:span><text:span text:style-name="T15">"red" radio</text:span><text:span text:style-name="T5"> (left console far forward), set </text:span><text:span text:style-name="T15">Mode knob</text:span><text:span text:style-name="T5"> to </text:span><text:span text:style-name="T15">F1</text:span><text:span text:style-name="T5">.</text:span><text:span text:style-name="T6"> <text:s/>(</text:span><text:span text:style-name="T7">Note: You do not have to tune the red radio channel to the TAF GCI channel.</text:span><text:span text:style-name="T6">)</text:span></text:p>
        </text:list-item>
        <text:list-item>
          <text:p text:style-name="P12"><text:span text:style-name="T5">On </text:span><text:span text:style-name="T15">PCA panel</text:span><text:span text:style-name="T5"> (above left knee), select a weapon, then select </text:span><text:span text:style-name="T15">TAF</text:span><text:span text:style-name="T4"> button</text:span><text:span text:style-name="T5">.</text:span></text:p>
        </text:list-item>
        <text:list-item>
          <text:p text:style-name="P14"><text:span text:style-name="T15">4 short beeps</text:span><text:span text:style-name="T5"> indicate a TAF link update</text:span><text:span text:style-name="T3"> (ROE change</text:span><text:span text:style-name="T8"> (see below)</text:span><text:span text:style-name="T3"> or target group change).</text:span></text:p>
        </text:list-item>
        <text:list-item>
          <text:p text:style-name="P8"><text:span text:style-name="T1">Radar screen</text:span> will show TAF link data in <text:span text:style-name="T1">yellow</text:span>:</text:p>
          <text:list>
            <text:list-item>
              <text:p text:style-name="P8"><text:span text:style-name="T1">Top row</text:span> on radar screen shows target information: Mach, true bearing (RB), closure rate (VR), altitude in 100s of ft (e.g. 250 = 25,000 ft), and number of aircraft in the group.</text:p>
            </text:list-item>
            <text:list-item>
              <text:p text:style-name="P8"><text:span text:style-name="T1">Bottom row</text:span> (in yellow numbers) shows commanded intercept course: Mach, altitude in 100s of ft.</text:p>
            </text:list-item>
            <text:list-item>
              <text:p text:style-name="P9"><text:span text:style-name="T1">Yellow caret</text:span> on heading tape shows heading to fly to intercept.</text:p>
            </text:list-item>
            <text:list-item>
              <text:p text:style-name="P8"><text:span text:style-name="T1">Long yellow line</text:span> points directly to the target aircraft.</text:p>
            </text:list-item>
            <text:list-item>
              <text:p text:style-name="P6"><text:span text:style-name="T1">Yellow T</text:span> symbol on radar screen shows target location, and <text:span text:style-name="T1">arrow</text:span> extending from <text:span text:style-name="T1">T</text:span> shows target direction and speed. <text:s/>Number shows target aspect (0 is head on, 18 is tail chase)</text:p>
            </text:list-item>
            <text:list-item>
              <text:p text:style-name="P6">If datalink is lost, <text:span text:style-name="T1">T</text:span> and target velocity vector arrow will become dashed; computer will continue to estimate current target location based on last information until datalink is re-established or <text:span text:style-name="T1">Clear</text:span> button is pressed.</text:p>
            </text:list-item>
            <text:list-item>
              <text:p text:style-name="P8"><text:span text:style-name="T1">Clear</text:span> the target by pressing the <text:span text:style-name="T16">Θ</text:span> (theta) switch on left of radar screen.</text:p>
            </text:list-item>
          </text:list>
        </text:list-item>
        <text:list-item>
          <text:p text:style-name="P6"><text:span text:style-name="T1">HUD</text:span> shows <text:span text:style-name="T1">ROE</text:span> for target:</text:p>
        </text:list-item>
      </text:list>
      <text:list xml:id="list2518324376" text:style-name="L3">
        <text:list-item>
          <text:list>
            <text:list-item>
              <text:p text:style-name="P7"><text:span text:style-name="T1">LIB</text:span> = Fire at will (no allies within 20 nmi of target)</text:p>
            </text:list-item>
            <text:list-item>
              <text:p text:style-name="P7"><text:span text:style-name="T1">IFF</text:span> = Interrogate target first (allies within 5-20 nmi of target)</text:p>
            </text:list-item>
            <text:list-item>
              <text:p text:style-name="P7"><text:span text:style-name="T1">VIS</text:span> = Visually ID target (allies within 2-5 nmi of target)</text:p>
            </text:list-item>
            <text:list-item>
              <text:p text:style-name="P7"><text:span text:style-name="T1">INT</text:span> = Hold fire (allies within 2 nmi of target)</text:p>
            </text:list-item>
            <text:list-item>
              <text:p text:style-name="P10">Your aircraft is not counted as "allies within X range", but your wingman may be. <text:s/>Engage with discretion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8T17:38:05.992000000</dc:date>
    <meta:editing-duration>P1DT10H57M49S</meta:editing-duration>
    <meta:editing-cycles>8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4" meta:word-count="422" meta:character-count="2295" meta:non-whitespace-character-count="1912"/>
  </office:meta>
</office:document-meta>
</file>